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First_20_Introduction_20_Page">
      <loext:graphic-properties draw:fill="none" draw:fill-color="#ffffff"/>
      <style:paragraph-properties fo:margin-top="2cm" fo:margin-bottom="1.799cm" style:contextual-spacing="false" style:page-number="auto" fo:background-color="transparent"/>
      <style:text-properties fo:color="#0a2746" loext:opacity="100%" style:font-name="DejaVu Sans Condensed" fo:font-size="32pt" fo:font-style="italic" fo:font-weight="normal" officeooo:paragraph-rsid="001b6930" style:font-size-asian="32pt" style:font-style-asian="italic" style:font-weight-asian="normal" style:font-size-complex="32pt" style:font-style-complex="italic" style:font-weight-complex="normal"/>
    </style:style>
    <style:style style:name="P2" style:family="paragraph" style:parent-style-name="Text_20_body">
      <style:paragraph-properties fo:margin-top="0cm" fo:margin-bottom="0.4cm" style:contextual-spacing="false"/>
      <style:text-properties officeooo:paragraph-rsid="002cde0e"/>
    </style:style>
    <style:style style:name="P3" style:family="paragraph" style:parent-style-name="Text_20_body" style:master-page-name="">
      <style:paragraph-properties fo:keep-together="auto" style:page-number="auto"/>
      <style:text-properties officeooo:paragraph-rsid="002cde0e"/>
    </style:style>
    <style:style style:name="P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 style:family="paragraph" style:parent-style-name="Text_20_body">
      <style:text-properties officeooo:paragraph-rsid="002cde0e"/>
    </style:style>
    <style:style style:name="P7" style:family="paragraph" style:parent-style-name="Heading_20_4">
      <style:text-properties officeooo:paragraph-rsid="002cde0e"/>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9" style:family="paragraph" style:parent-style-name="Code_20_Box_20_2">
      <style:text-properties officeooo:paragraph-rsid="002cde0e"/>
    </style:style>
    <style:style style:name="T1" style:family="text">
      <style:text-properties fo:font-style="italic" style:font-style-asian="italic" style:font-style-complex="italic"/>
    </style:style>
    <style:style style:name="T2" style:family="text">
      <style:text-properties officeooo:rsid="00127493"/>
    </style:style>
    <style:style style:name="T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small-caps"/>
    </style:style>
    <style:style style:name="T5" style:family="text">
      <style:text-properties officeooo:rsid="00274da9"/>
    </style:style>
    <style:style style:name="T6" style:family="text">
      <style:text-properties officeooo:rsid="001ee3e5"/>
    </style:style>
    <style:style style:name="T7" style:family="text">
      <style:text-properties officeooo:rsid="0026cf62"/>
    </style:style>
    <style:style style:name="T8" style:family="text">
      <style:text-properties style:text-line-through-style="solid" style:text-line-through-type="single"/>
    </style:style>
    <style:style style:name="T9" style:family="text">
      <style:text-properties officeooo:rsid="01623c04"/>
    </style:style>
    <style:style style:name="T10" style:family="text">
      <style:text-properties officeooo:rsid="00286d3e"/>
    </style:style>
    <style:style style:name="T11" style:family="text">
      <style:text-properties officeooo:rsid="0028e356"/>
    </style:style>
    <style:style style:name="T12" style:family="text">
      <style:text-properties fo:font-variant="small-caps" fo:color="#000080" loext:opacity="100%" fo:background-color="#c6def8" loext:char-shading-value="0"/>
    </style:style>
    <style:style style:name="T13" style:family="text">
      <style:text-properties style:font-name="DejaVu Serif" fo:font-size="12pt" style:font-size-asian="12pt" style:font-size-complex="12pt"/>
    </style:style>
    <style:style style:name="T14" style:family="text">
      <style:text-properties fo:font-size="12pt" style:font-size-asian="12pt" style:font-size-complex="12pt"/>
    </style:style>
    <style:style style:name="T15" style:family="text">
      <style:text-properties fo:font-variant="small-caps" fo:font-style="italic" officeooo:rsid="00127493" style:font-style-asian="italic" style:font-style-complex="italic"/>
    </style:style>
    <style:style style:name="T16" style:family="text">
      <style:text-properties fo:font-variant="small-caps" fo:font-style="italic" style:font-style-asian="italic" style:font-style-complex="italic"/>
    </style:style>
    <style:style style:name="T17" style:family="text">
      <style:text-properties officeooo:rsid="0012cb7b"/>
    </style:style>
    <style:style style:name="fr1"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gr1"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69763_329837575"/><text:bookmark-start text:name="Chapter 00"/>Introduction<text:bookmark-end text:name="__RefHeading___Toc69763_329837575"/><text:bookmark-end text:name="Chapter 00"/></text:h>
      <text:p text:style-name="P2">Python is probably the easiest-to-learn and nicest-to-use programming language in widespread use. Python code is clear to read and write, and it is concise without being cryptic. Python is a very expressive language, which means that we can usually write far fewer lines of Python code than would be required for an equivalent application written in, say, C++ or Java.</text:p>
      <text:p text:style-name="P2">Python is a cross-platform language: In general, the same Python program can be run on Windows and Unix-like systems such as Linux, BSD, and Mac OS X, simply by copying the file or files that make up the program to the target machine, with no “building” or compiling necessary. It is possible to create Python programs that use platform-specific functionality, but this is rarely necessary since almost all of Python’s standard library and most third-party libraries are fully and transparently cross-platform.</text:p>
      <text:p text:style-name="P2">One of Python’s great strengths is that it comes with a very complete standard library—this allows us to do such things as download a file from the Internet, unpack a compressed archive file, or create a web server, all with just one or a few lines of code. And in addition to the standard library, thousands of third-party libraries are available, some providing more powerful and sophisticated facilities than the standard library—for example, the <text:span text:style-name="T1">Twisted</text:span> networking library and the <text:span text:style-name="T1">NumPy</text:span> numeric library—while others provide functionality that is too specialized to be included in the standard library—for example, the <text:span text:style-name="T1">SimPy</text:span> simulation package. Most of the third-party libraries are available from the <text:a xlink:type="simple" xlink:href="https://pypi.org/" text:style-name="Internet_20_link" text:visited-style-name="Visited_20_Internet_20_Link">Python Package Index</text:a><text:span text:style-name="T2">.</text:span></text:p>
      <text:p text:style-name="P3"><draw:frame text:anchor-type="paragraph" draw:z-index="4" draw:name="p001 info" draw:style-name="gr1" draw:text-style-name="P5" svg:width="1.571cm" svg:height="2.087cm" svg:x="17cm" svg:y="0cm"><draw:text-box draw:corner-radius="0.199cm"><text:p text:style-name="P4"><text:span text:style-name="T3">3</text:span></text:p></draw:text-box></draw:frame>Python can be used to program in procedural, object-oriented, and to a lesser extent, in functional style, although at heart Python is an object-oriented language. This book shows how to write both procedural and object-oriented programs, and also teaches Python’s functional programming features. The purpose of this book is to show you how to write Python programs in good idiomatic Python 3 style, and to be a useful reference for the Python 3 language after the initial reading. Although Python 3 is an evolutionary rather than revolutionary advance on Python 2, some older practices are no longer appropriate or necessary in Python 3, and new practices have been introduced to take advantage of Python 3 features. Python 3 is a better language than Python 2—it builds on the many years of experience with Python 2 and adds lots of new features (and omits Python 2’s misfeatures), to make it even more of a pleasure to use than Python 2, as well as more convenient, easier, and more consistent.</text:p>
      <text:p text:style-name="P6">The book’s aim is to teach the Python language, and although many of the standard Python libraries are used, not all of them are. This is not a problem, because once you have read the book, you will have enough Python knowledge <text:soft-page-break/>to be able to make use of any of the standard libraries, or any third-party Python library, and be able to create library modules of your own.</text:p>
      <text:p text:style-name="P6">The book is designed to be useful to several different audiences, including self-taught and hobbyist programmers, students, scientists, engineers, and others who need to program as part of their work, and of course, computing professionals and computer scientists. To be of use to such a wide range of people without boring the knowledgeable or losing the less-experienced, the book assumes at least some programming experience (in any language). In particular, it assumes a basic knowledge of data types (such as numbers and strings), collection data types (such as sets and lists), control structures (such as if and while statements), and functions. In addition, some examples and exercises assume a basic knowledge of <text:span text:style-name="T4">html</text:span> markup, and some of the more specialized chapters at the end assume a basic knowledge of their subject area; for example, the databases <text:span text:style-name="T5">C</text:span>hapter <text:span text:style-name="T6">12 </text:span>[<text:a xlink:type="simple" xlink:href="#Chapter 12" text:style-name="Internet_20_link" text:visited-style-name="Visited_20_Internet_20_Link"><text:bookmark-ref text:reference-format="page" text:ref-name="Chapter 12">Error: Reference source not found</text:bookmark-ref><text:span text:style-name="T7"> ➤</text:span></text:a>] assumes a basic knowledge of <text:span text:style-name="T4">sql</text:span>.</text:p>
      <text:p text:style-name="P6">The book is structured in such a way as to make you as productive as possible as quickly as possible. By the end of the first chapter you will be able to write small but useful Python programs. Each successive chapter introduces new topics, and often both broadens and deepens the coverage of topics introduced in earlier chapters. This means that if you read the chapters in sequence, you can stop at any point and you’ll be able to write complete programs with what you have learned up to that point, and then, of course, resume reading to learn more advanced and sophisticated techniques when you are ready. For this reason, some topics are introduced in one chapter, and then are explored further in one or more later chapters.</text:p>
      <text:p text:style-name="P6">Two key problems arise when teaching a new programming language. The <text:span text:style-name="T2">first</text:span> is that sometimes when it is necessary to teach one particular concept, that concept depends on another concept, which in turn depends either directly or indirectly on the first. The second is that, at the beginning, the reader may know little or nothing of the language, so it is very difficult to present interesting or useful examples and exercises. In this book, we seek to solve both of these problems, first by assuming some prior programming experience, and second by presenting Python’s “beautiful heart” in Chapter 1 [<text:a xlink:type="simple" xlink:href="#Chapter 01" text:style-name="Internet_20_link" text:visited-style-name="Visited_20_Internet_20_Link"><text:bookmark-ref text:reference-format="page" text:ref-name="Chapter 01">Error: Reference source not found</text:bookmark-ref><text:span text:style-name="T6"> ➤</text:span></text:a>]—eight key pieces of Python that are sufficient on their own to write decent programs. One consequence of this approach is that in the early chapters some of the examples are a bit artificial in style, since they use only what has been taught up to the point where they are presented; this effect diminishes chapter by chapter, until by the end of Chapter 7 [<text:a xlink:type="simple" xlink:href="#Chapter 07" text:style-name="Internet_20_link" text:visited-style-name="Visited_20_Internet_20_Link"><text:bookmark-ref text:reference-format="page" text:ref-name="Chapter 07">Error: Reference source not found</text:bookmark-ref><text:span text:style-name="T7"> ➤</text:span></text:a>], all the examples are written in completely natural and idiomatic Python 3 style.</text:p>
      <text:p text:style-name="P6">The book’s approach is wholly practical, and you are encouraged to try out the examples and exercises for yourself to get hands-on experience. Wherever possible, small but complete programs and modules are used as examples to provide realistic use cases. The examples, exercise solutions, and the book’s errata <text:span text:style-name="T8">are </text:span><text:bookmark-start text:name="Available Online"/><text:span text:style-name="T8">available online</text:span><text:bookmark-end text:name="Available Online"/> at <text:a xlink:type="simple" xlink:href="https://www.qtrac.eu/py3book.html" text:style-name="Internet_20_link" text:visited-style-name="Visited_20_Internet_20_Link"><text:span text:style-name="T9">qtrac.eu/py3book.html</text:span></text:a>.</text:p>
      <text:p text:style-name="P6"><text:soft-page-break/>Two sets of examples are provided. The standard examples work with any Python 3.x version—use these if you care about Python 3.0 compatibility. The “eg31” examples work with Python 3.1 or later—use these if you don’t need to support Python 3.0 because your programs’ users have Python 3.1 or later. All of the examples have been tested on Windows, Linux, and Mac OS X.</text:p>
      <text:p text:style-name="P6">While it is best to use the most recent version of Python 3, this is not always possible if your users cannot or will not upgrade. Every example in this book works with Python 3.0 except where stated, and those examples and features that are specific to Python 3.1 are clearly indicated as such.</text:p>
      <text:p text:style-name="P6"><draw:frame text:anchor-type="paragraph" draw:z-index="0" draw:name="p003 info" draw:style-name="gr1" draw:text-style-name="P5" svg:width="1.571cm" svg:height="2.087cm" svg:x="17cm" svg:y="0cm"><draw:text-box draw:corner-radius="0.199cm"><text:p text:style-name="P4"><text:span text:style-name="T3">3.1</text:span></text:p></draw:text-box></draw:frame>Although it is possible to use this book to develop software that uses only Python 3.0, for those wanting to produce software that is expected to be in use for many years and that is expected to be compatible with later Python 3.x releases, it is best to use Python 3.1 as the oldest Python 3 version that you support. This is partly because Python 3.1 has some very nice new features, but mostly because the Python developers strongly recommend using Python 3.1 (or later). The developers have decided that Python 3.0.1 will be the last Python 3.0.y release, and that there will be no more Python 3.0.y releases even if bugs or security problems are discovered. Instead, they want all Python 3 users to migrate to Python 3.1 (or to a later version), which will have the usual bugfix and security maintenance releases that Python versions normally have.</text:p>
      <text:h text:style-name="P7" text:outline-level="4"><draw:frame draw:style-name="fr1" draw:name="f00-01-h4" text:anchor-type="paragraph" svg:y="-0.25cm" svg:width="0.7cm" draw:z-index="1"><draw:text-box fo:min-height="0.741cm"><text:p text:style-name="P8">|</text:p></draw:text-box></draw:frame>The Structure of the Book</text:h>
      <text:p text:style-name="P6">Chapter 1 [<text:a xlink:type="simple" xlink:href="#Chapter 01" text:style-name="Internet_20_link" text:visited-style-name="Visited_20_Internet_20_Link"><text:bookmark-ref text:reference-format="page" text:ref-name="Chapter 01">Error: Reference source not found</text:bookmark-ref><text:span text:style-name="T6"> ➤</text:span></text:a>] presents eight key pieces of Python that are sufficient for writing complete programs. It also describes some of the Python programming environments that are available and presents two tiny example programs, both built using the eight key pieces of Python covered earlier in the chapter.</text:p>
      <text:p text:style-name="P6">Chapters 2 [<text:a xlink:type="simple" xlink:href="#Chapter 02" text:style-name="Internet_20_link" text:visited-style-name="Visited_20_Internet_20_Link"><text:bookmark-ref text:reference-format="page" text:ref-name="Chapter 02">Error: Reference source not found</text:bookmark-ref><text:span text:style-name="T6"> ➤</text:span></text:a>] through 5 [<text:a xlink:type="simple" xlink:href="#Chapter 05" text:style-name="Internet_20_link" text:visited-style-name="Visited_20_Internet_20_Link"><text:bookmark-ref text:reference-format="page" text:ref-name="Chapter 05">Error: Reference source not found</text:bookmark-ref><text:span text:style-name="T7"> ➤</text:span></text:a>] introduce Python’s procedural programming features, including its basic data types and collection data types, and many useful built-in functions and control structures, as well as very simple text file handling. Chapter 5 [<text:a xlink:type="simple" xlink:href="#Chapter 05" text:style-name="Internet_20_link" text:visited-style-name="Visited_20_Internet_20_Link"><text:bookmark-ref text:reference-format="page" text:ref-name="Chapter 05">Error: Reference source not found</text:bookmark-ref><text:span text:style-name="T7"> ➤</text:span></text:a>] shows how to create custom modules and packages and provides an overview of Python’s standard library so that you will have a good idea of the functionality that Python provides out of the box and can avoid reinventing the wheel.</text:p>
      <text:p text:style-name="P6">Chapter 6 [<text:a xlink:type="simple" xlink:href="#Chapter 06" text:style-name="Internet_20_link" text:visited-style-name="Visited_20_Internet_20_Link"><text:bookmark-ref text:reference-format="page" text:ref-name="Chapter 06">Error: Reference source not found</text:bookmark-ref><text:span text:style-name="T7"> ➤</text:span></text:a>] provides a thorough introduction to object-oriented programming with Python. All of the material on procedural programming that you learned in earlier chapters is still applicable, since object-oriented programming is built on procedural foundations—for example, making use of the same data types, collection data types, and control structures.</text:p>
      <text:p text:style-name="P6"><text:soft-page-break/>Chapter 7 [<text:a xlink:type="simple" xlink:href="#Chapter 07" text:style-name="Internet_20_link" text:visited-style-name="Visited_20_Internet_20_Link"><text:bookmark-ref text:reference-format="page" text:ref-name="Chapter 07">Error: Reference source not found</text:bookmark-ref><text:span text:style-name="T7"> ➤</text:span></text:a>] covers writing and reading files. For binary files, the coverage includes compression and random access, and for text files, the coverage includes parsing manually and with regular expressions. This chapter also shows how to write and read <text:span text:style-name="T4">xml</text:span> files, including using element trees, <text:span text:style-name="T4">dom</text:span> (Document Object Model), and <text:span text:style-name="T4">sax</text:span> (Simple <text:span text:style-name="T4">api</text:span> for <text:span text:style-name="T4">xml</text:span>).</text:p>
      <text:p text:style-name="P6">Chapter 8 [<text:a xlink:type="simple" xlink:href="#Chapter 08" text:style-name="Internet_20_link" text:visited-style-name="Visited_20_Internet_20_Link"><text:bookmark-ref text:reference-format="page" text:ref-name="Chapter 08">Error: Reference source not found</text:bookmark-ref><text:span text:style-name="T7"> ➤</text:span></text:a>] revisits material covered in some earlier chapters, exploring many of Python’s more advanced features in the areas of data types and collection data types, control structures, functions, and object-oriented programming. This chapter also introduces many new functions, classes, and advanced techniques, including functional-style programming and the use of coroutines—the material it covers is both challenging and rewarding.</text:p>
      <text:p text:style-name="P6">Chapter 9 [<text:a xlink:type="simple" xlink:href="#Chapter 09" text:style-name="Internet_20_link" text:visited-style-name="Visited_20_Internet_20_Link"><text:bookmark-ref text:reference-format="page" text:ref-name="Chapter 09">Error: Reference source not found</text:bookmark-ref><text:span text:style-name="T7"> ➤</text:span></text:a>] is different from all the other chapters in that it discusses techniques and libraries for debugging, testing, and profiling programs, rather than introducing new Python features.</text:p>
      <text:p text:style-name="P6">The remaining chapters cover various advanced topics. Chapter 10 [<text:a xlink:type="simple" xlink:href="#Chapter 10" text:style-name="Internet_20_link" text:visited-style-name="Visited_20_Internet_20_Link"><text:bookmark-ref text:reference-format="page" text:ref-name="Chapter 10">Error: Reference source not found</text:bookmark-ref><text:span text:style-name="T7"> ➤</text:span></text:a>] shows techniques for spreading a program’s workload over multiple processes and over multiple threads. Chapter 11 [<text:a xlink:type="simple" xlink:href="#Chapter 11" text:style-name="Internet_20_link" text:visited-style-name="Visited_20_Internet_20_Link"><text:bookmark-ref text:reference-format="page" text:ref-name="Chapter 11">Error: Reference source not found</text:bookmark-ref><text:span text:style-name="T7"> ➤</text:span></text:a>] shows how to write client/server applications using Python’s standard networking support. Chapter 12 [<text:a xlink:type="simple" xlink:href="#Chapter 12" text:style-name="Internet_20_link" text:visited-style-name="Visited_20_Internet_20_Link"><text:bookmark-ref text:reference-format="page" text:ref-name="Chapter 12">Error: Reference source not found</text:bookmark-ref><text:span text:style-name="T10"> ➤</text:span></text:a>] covers database programming (both simple key–value “<text:span text:style-name="T4">dbm</text:span>” files and <text:span text:style-name="T4">sql</text:span> databases).</text:p>
      <text:p text:style-name="P6">Chapter 13 [<text:a xlink:type="simple" xlink:href="#Chapter 13" text:style-name="Internet_20_link" text:visited-style-name="Visited_20_Internet_20_Link"><text:bookmark-ref text:reference-format="page" text:ref-name="Chapter 13">Error: Reference source not found</text:bookmark-ref><text:span text:style-name="T11"> ➤</text:span></text:a>] explains and illustrates Python’s regular expression mini-language and covers the regular expressions module. Chapter 14 [<text:a xlink:type="simple" xlink:href="#Chapter 14" text:style-name="Internet_20_link" text:visited-style-name="Visited_20_Internet_20_Link"><text:bookmark-ref text:reference-format="page" text:ref-name="Chapter 14">Error: Reference source not found</text:bookmark-ref><text:span text:style-name="T11"> ➤</text:span></text:a>] follows on from the regular expressions chapter by showing basic parsing techniques using regular expressions, and also using two third-party modules, <text:span text:style-name="Console">PyParsing</text:span> and <text:span text:style-name="Console"><text:span text:style-name="T12"><text:reference-ref text:reference-format="text" text:ref-name="Python Lex Yacc">Error: Reference source not found</text:reference-ref></text:span></text:span>. Finally, Chapter 15 [<text:a xlink:type="simple" xlink:href="#Chapter 15" text:style-name="Internet_20_link" text:visited-style-name="Visited_20_Internet_20_Link"><text:bookmark-ref text:reference-format="page" text:ref-name="Chapter 15">Error: Reference source not found</text:bookmark-ref><text:span text:style-name="T11"> ➤</text:span></text:a>] introduces <text:span text:style-name="T4">gui</text:span> (Graphical User Interface) programming using the <text:span text:style-name="Console">tkinter module</text:span> that is part of Python’s standard library. In addition, the book has a very brief epilogue, a selected bibliography, and of course, an index.</text:p>
      <text:p text:style-name="P6">Most of the book’s chapters are quite long to keep all the related material together in one place for ease of reference. However, the chapters are broken down into sections, subsections, and sometimes sub-subsections, so it is easy to read at a pace that suits you; for example, by reading one section or subsection at a time.</text:p>
      <text:h text:style-name="P7" text:outline-level="4"><draw:frame draw:style-name="fr1" draw:name="f00-02-h4" text:anchor-type="paragraph" svg:y="-0.25cm" svg:width="0.7cm" draw:z-index="2"><draw:text-box fo:min-height="0.741cm"><text:p text:style-name="P8">|</text:p></draw:text-box></draw:frame><text:bookmark-start text:name="__RefHeading___Toc82815_3209572016"/>Obtaining and Installing Python 3<text:bookmark-end text:name="__RefHeading___Toc82815_3209572016"/></text:h>
      <text:p text:style-name="P6">If you have a modern and up-to-date Mac or other Unix-like system you may already have Python 3 installed. You can check by typing ‘<text:span text:style-name="Console">python -V</text:span>’ <text:span text:style-name="T2">(no </text:span><text:soft-page-break/><text:span text:style-name="T2">quotes) </text:span>(note the capital V) in a console (Terminal.app on Mac OS X)—if the version is 3.x you’ve already got Python 3 and don’t have to install it yourself. If Python wasn’t found at all it may be that it has a name which includes a version number. Try <text:span text:style-name="T13">typing ‘</text:span><text:span text:style-name="Console"><text:span text:style-name="T14">python3 -V</text:span></text:span>’<text:span text:style-name="T13">, and if that does not work try ‘</text:span><text:span text:style-name="Console"><text:span text:style-name="T14">python3.0 -V</text:span></text:span>’<text:span text:style-name="T13">, and failing that try ‘</text:span><text:span text:style-name="Console"><text:span text:style-name="T14">python3.1 -V</text:span></text:span>’<text:span text:style-name="T13">. If any of these work you now know that you already have Python installed, what version it is, and what it is called. (In this book we use the name ‘</text:span><text:span text:style-name="Console"><text:span text:style-name="T14">python3</text:span></text:span>’<text:span text:style-name="T13">, but use whatever name worked for you, for example,</text:span> ‘<text:span text:style-name="Console"><text:span text:style-name="T14">python3.1</text:span></text:span>’.<text:span text:style-name="T13">) If you don’t have any version of Python 3 installed, read on.</text:span></text:p>
      <text:p text:style-name="P6">For Windows and Mac OS X, easy-to-use graphical installer packages are provided that take you step-by-step through the installation process. These are available from <text:a xlink:type="simple" xlink:href="https://www.python.org/downloads/" text:style-name="Internet_20_link" text:visited-style-name="Visited_20_Internet_20_Link"><text:span text:style-name="T2">python.org/downloads</text:span></text:a>. For Windows, download the <text:span text:style-name="T1">“Windows x86 MSI Installer”</text:span>, unless you know for sure that your machine has a different processor for which a separate installer is supplied—for example, if you have an AMD64, get the <text:span text:style-name="T1">“Windows AMD64 MSI Installer”</text:span>. Once you’ve got the installer, just run it and follow the on-screen instructions.</text:p>
      <text:p text:style-name="P6">For Linux, BSD, and other Unix's (apart from Mac OS X for which a <text:span text:style-name="Filename">.dmg</text:span> installation file is provided), the easiest way to install Python is to use your operating system’s package management system. In most cases Python is provided in several separate packages. For example, in Ubuntu (from version 8), there is “<text:span text:style-name="Console">python3.0 for Python</text:span>”, “<text:span text:style-name="Console"><text:span text:style-name="T4">idle</text:span></text:span><text:span text:style-name="Console">-python3.0</text:span>” <text:span text:style-name="T2">for </text:span><text:span text:style-name="T15">idle</text:span> (a simple development environment), and “<text:span text:style-name="Console">python3.0-doc</text:span>” for the documentation—as well as many other packages that provide add-ons for even more functionality than that provided by the standard library. (Naturally, the package names will start with “<text:span text:style-name="Console">python3.1</text:span>” for the Python 3.1 versions, and so on.)</text:p>
      <text:p text:style-name="P6">If no Python 3 packages are available for your operating system you will need to download the source from <text:a xlink:type="simple" xlink:href="https://www.python.org/downloads/" text:style-name="Internet_20_link" text:visited-style-name="Visited_20_Internet_20_Link"><text:span text:style-name="T2">python.org/downloads</text:span></text:a> and build Python from scratch. Get either of the source tarballs and unpack it using “<text:span text:style-name="Inline_20_Code">tar xvfz Python‑3.1.tgz</text:span>” if you got the gzipped tarball or “<text:span text:style-name="Inline_20_Code">tar xvfj Python‑3.1.tar.bz2</text:span>” if you got the bzip2 tarball. (The version numbers may be different, for example, “<text:span text:style-name="Console">Python-3.1.1.tgz</text:span>” or “<text:span text:style-name="Console">Python‑3.1.2.tar.bz2</text:span>”, in which case simply replace “<text:span text:style-name="Console">3.1</text:span>” with your actual version number throughout.) The configuration and building are standard. <text:span text:style-name="T2">F</text:span>irst, change into the newly created <text:span text:style-name="Filename">Python-3.1</text:span> directory and run “<text:span text:style-name="Inline_20_Code">./configure</text:span>”. (You can use the “<text:span text:style-name="Console">--prefix</text:span>” option if you want to do a local install.)</text:p>
      <text:p text:style-name="P6">Next, run “<text:span text:style-name="Inline_20_Code">make</text:span>”.</text:p>
      <text:p text:style-name="P6">It is possible that you may get some messages at the end saying that not all modules could be built. This normally means that you don’t have some of the required libraries or headers on your machine. For example, if the <text:span text:style-name="Filename">readline</text:span> module could not be built, use the package management system to install the <text:soft-page-break/>corresponding development library; for example, “<text:span text:style-name="Filename">readline-devel</text:span>” on Fedora-based systems and “<text:span text:style-name="Filename">readline-dev</text:span>” on Debian-based systems such as Ubuntu.</text:p>
      <text:p text:style-name="P6">Another module that may not build straight away is the <text:span text:style-name="Filename">tkinter module</text:span>—this depends on both the <text:span text:style-name="Console">Tcl</text:span> and <text:span text:style-name="Console">Tk</text:span> development libraries, <text:span text:style-name="Filename">tcl‑devel</text:span> and <text:span text:style-name="Filename">tk‑devel</text:span> on Fedora-based systems, and <text:span text:style-name="Filename">tcl8.5-dev</text:span> and <text:span text:style-name="Filename">tk8.5-dev</text:span> on Debian-based systems (and where the minor version may not be ‘5’). Unfortunately, the relevant package names are not always so obvious, so you might need to ask for help on <text:span text:style-name="T13">Python’s mailing list. Once the missing packages are installed, run “</text:span><text:span text:style-name="Inline_20_Code"><text:span text:style-name="T14">./configure</text:span></text:span><text:span text:style-name="T13">” and “</text:span><text:span text:style-name="Inline_20_Code"><text:span text:style-name="T14">make</text:span></text:span><text:span text:style-name="T13">” again.</text:span></text:p>
      <text:p text:style-name="P6">After successfully making, you could run make test to see that everything is okay, although this is not necessary and can take many minutes to complete. If you used --prefix to do a local installation, just run make install. For Python 3.1, if you installed into, say, <text:span text:style-name="Filename">~/local/python31</text:span>, then by adding the <text:span text:style-name="Filename">~/local/python31/bin</text:span> directory to your <text:span text:style-name="T4">path</text:span>, you will be able to run Python using <text:span text:style-name="Console">python3</text:span> and <text:span text:style-name="T4">idle</text:span> using <text:span text:style-name="Console">idle3</text:span>. Alternatively, if you already have a local directory for executables that is already in your <text:span text:style-name="T4">path</text:span> (such as <text:span text:style-name="Filename">~/bin</text:span>), you might prefer to add soft links instead of changing the <text:span text:style-name="T4">path</text:span>. For example, if you keep executables in <text:span text:style-name="Filename">~/bin</text:span> and you installed Python in <text:span text:style-name="Filename">~/local/python31</text:span>, you could create suitable links by executing:</text:p>
      <text:p text:style-name="P9">ln -s ~/local/python31/bin/python3 ~/bin/python3<text:line-break/>and<text:line-break/>~/local/python31/bin/idle3 ~/bin/idle3</text:p>
      <text:p text:style-name="P6">For this book we did a local install and added soft links on Linux and Mac OS X exactly as described here—and on Windows we used the binary installer. </text:p>
      <text:p text:style-name="P6">If you did not use “<text:span text:style-name="Console">--prefix</text:span>” and have root access, log in as root and do “<text:span text:style-name="Inline_20_Code">make install</text:span>”. On sudo-based systems like Ubuntu, do “<text:span text:style-name="Inline_20_Code">sudo make install</text:span>”. If Python 2 is on the system, <text:span text:style-name="Console">/usr/bin/python</text:span> won’t be changed, and Python 3 will be available as <text:span text:style-name="Console">python3.0</text:span> (or <text:span text:style-name="Console">python3.1</text:span> depending on the version installed) and from Python 3.1, in addition, as <text:span text:style-name="Console">python3</text:span>. Python 3.0’s <text:span text:style-name="T16">idle</text:span> is installed as <text:span text:style-name="Console"><text:span text:style-name="T4">idle</text:span></text:span>, so if access to Python 2’s <text:span text:style-name="T16">idle</text:span> is still required the old <text:span text:style-name="T16">idle</text:span> will need to be renamed—for example, to <text:span text:style-name="Console">/usr/bin/idle2</text:span>—before doing the install. Python 3.1 installs <text:span text:style-name="T16">idle</text:span> as <text:span text:style-name="Console">idle3</text:span> and so does not conflict with Python 2’s <text:span text:style-name="T16">idle</text:span>.</text:p>
      <text:h text:style-name="P7" text:outline-level="4"><draw:frame draw:style-name="fr1" draw:name="f00-03-h4" text:anchor-type="paragraph" svg:y="-0.25cm" svg:width="0.7cm" draw:z-index="3"><draw:text-box fo:min-height="0.741cm"><text:p text:style-name="P8">|</text:p></draw:text-box></draw:frame>Acknowledgements</text:h>
      <text:p text:style-name="P6">I would first like to acknowledge with thanks the feedback I have received from readers of the first edition, who gave corrections, or made suggestions, or both.</text:p>
      <text:p text:style-name="P6"><text:soft-page-break/>My next acknowledgements are of the book’s technical reviewers, starting with Jasmin Blanchette, a computer scientist, programmer, and writer with whom I have co-written two C++/Qt books. Jasmin’s involvement with chapter planning and his suggestions and criticisms regarding all the examples, as well as his careful reading, have immensely improved the quality of this book.</text:p>
      <text:p text:style-name="P6">Georg Brandl is a leading Python developer and documenter responsible for creating Python’s new documentation tool chain. Georg spotted many subtle mistakes and very patiently and persistently explained them until they were understood and corrected. He also made many improvements to the examples.</text:p>
      <text:p text:style-name="P6">Phil Thompson is a Python expert and the creator of PyQt, probably the best Python <text:span text:style-name="T4">gui</text:span> library available. Phil’s sharp-eyed and sometimes challenging feedback led to many clarification<text:span text:style-name="T17">s</text:span> and corrections.</text:p>
      <text:p text:style-name="P6">Trenton Schulz is a senior software engineer at Nokia’s Qt Software (formerly Trolltech) who has been a valuable reviewer of all my previous books, and has once again come to my aid. Trenton’s careful reading and the numerous suggestions that he made helped clarify many issues and have led to considerable improvements to the text.</text:p>
      <text:p text:style-name="P6">In addition to the aforementioned reviewers, all of whom read the whole book, David Boddie, a senior technical writer at Nokia’s Qt Software and an experienced Python practitioner and open source developer, has read and given valuable feedback on portions of it.</text:p>
      <text:p text:style-name="P6">For this second edition, I would also like to thank Paul McGuire (author of the <text:span text:style-name="Filename">PyParsing</text:span> module), who was kind enough to review the <text:span text:style-name="Filename">PyParsing</text:span> examples that appear in the new Chapter 14 [<text:a xlink:type="simple" xlink:href="#Chapter 14" text:style-name="Internet_20_link" text:visited-style-name="Visited_20_Internet_20_Link"><text:bookmark-ref text:reference-format="page" text:ref-name="Chapter 14">Error: Reference source not found</text:bookmark-ref><text:span text:style-name="T11"> ➤</text:span></text:a>] on parsing, and who gave me a lot of thoughtful and useful advice. And for the same chapter, David Beazley (author of the <text:span text:style-name="Console"><text:span text:style-name="T12"><text:reference-ref text:reference-format="text" text:ref-name="Python Lex Yacc">Error: Reference source not found</text:reference-ref></text:span></text:span><text:s/>module) reviewed the <text:span text:style-name="Console"><text:span text:style-name="T12"><text:reference-ref text:reference-format="text" text:ref-name="Python Lex Yacc">Error: Reference source not found</text:reference-ref></text:span></text:span><text:s/>examples and provided valuable feedback. In addition, Jasmin, Trenton, Georg, and Phil read most of this second edition’s new material, and provided very valuable feedback.</text:p>
      <text:p text:style-name="P6">Thanks are also due to Guido van Rossum, creator of Python, as well as to the wider Python community who have contributed so much to make Python, and especially its libraries, so useful and enjoyable to use.</text:p>
      <text:p text:style-name="P6">As always, thanks to Jeff Kingston, creator of the Lout typesetting language that I have used for more than a decade.</text:p>
      <text:p text:style-name="P6">Special thanks to my editor, Debra Williams Cauley, for her support, and for once again making the entire process as smooth as possible. Thanks also to Anna Popick, who managed the production process so well, and to the proofreader, Audrey Doyle, who did such <text:span text:style-name="T17">fine</text:span> work once again. And for this second edition I also want to thank Jennifer Lindner for helping me keep the new material understandable, and the first edition’s Japanese translator <text:soft-page-break/>Takahiro Nagao 長尾隆宏, for spotting some subtle mistakes which I’ve been able to correct in this edition.</text:p>
      <text:p text:style-name="P6">Last but not least, I want to thank my wife, Andrea, both for putting up with the 4 a.m. wake-ups when book ideas and code corrections often arrived and insisted upon being noted or tested there and then, and for her love, loyalty, and sup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style:contextual-spacing="false"/>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style:font-name="DejaVu Sans Condensed1" fo:font-family="'DejaVu Sans Condensed'" style:font-style-name="Book"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erif1" fo:font-family="'DejaVu Serif'" style:font-style-name="Book" style:font-family-generic="roman"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text:start-value="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H1_20_Auto-number" loext:num-list-format="%4%" style:num-format="1" text:start-value="0">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ce63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Introduction</text:chapter><text:tab/><text:page-number text:select-page="current">3</text:page-number></text:p>
      </style:header>
      <style:header-left>
        <text:p text:style-name="MP1"><text:page-number text:select-page="current">4</text:page-number><text:tab/><text:chapter text:display="number-and-name" text:outline-level="1">0 Introduction</text:chapter></text:p>
      </style:header-left>
      <style:header-first>
        <text:p text:style-name="MP1"><text:page-number text:select-page="current">2</text:page-number><text:tab/><text:chapter text:display="number-and-name" text:outline-level="1">0 Introduction</text:chapter></text:p>
      </style:header-first>
    </style:master-page>
    <style:master-page style:name="First_20_Introduction_20_Page" style:display-name="First Introduction Page" style:page-layout-name="Mpm2" draw:style-name="Mdp1" style:next-style-name="Standard">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4:32:46.217482706</meta:creation-date>
    <dc:date>2025-01-22T02:46:53.639763081</dc:date>
    <meta:editing-duration>PT2H32M34S</meta:editing-duration>
    <meta:editing-cycles>18</meta:editing-cycles>
    <meta:generator>LibreOffice/24.8.3.2$Linux_X86_64 LibreOffice_project/48a6bac9e7e268aeb4c3483fcf825c94556d9f92</meta:generator>
    <meta:document-statistic meta:table-count="0" meta:image-count="0" meta:object-count="0" meta:page-count="8" meta:paragraph-count="54" meta:word-count="3311" meta:character-count="20228" meta:non-whitespace-character-count="16996"/>
  </office:meta>
</office:document-meta>
</file>